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1" svg:font-family="'DejaVu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1" officeooo:rsid="000f1591" officeooo:paragraph-rsid="000f1591" style:font-name-asian="DejaVu Serif1" style:font-name-complex="DejaVu Serif1"/>
    </style:style>
    <style:style style:name="P2" style:family="paragraph" style:parent-style-name="Title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officeooo:paragraph-rsid="000f2be0"/>
    </style:style>
    <style:style style:name="P4" style:family="paragraph" style:parent-style-name="Standard" style:list-style-name="L1">
      <style:text-properties style:font-name="DejaVu Serif1" officeooo:rsid="000f1591" officeooo:paragraph-rsid="000f2be0" style:font-name-asian="DejaVu Serif1" style:font-name-complex="DejaVu Serif1"/>
    </style:style>
    <style:style style:name="P5" style:family="paragraph" style:parent-style-name="Standard" style:list-style-name="L2">
      <style:text-properties style:font-name="DejaVu Serif1" officeooo:rsid="000f1591" officeooo:paragraph-rsid="000f2be0" style:font-name-asian="DejaVu Serif1" style:font-name-complex="DejaVu Serif1"/>
    </style:style>
    <style:style style:name="P6" style:family="paragraph" style:parent-style-name="Standard" style:list-style-name="L2">
      <style:text-properties style:font-name="DejaVu Serif1" officeooo:rsid="000f1591" officeooo:paragraph-rsid="000fa0df" style:font-name-asian="DejaVu Serif1" style:font-name-complex="DejaVu Serif1"/>
    </style:style>
    <style:style style:name="P7" style:family="paragraph" style:parent-style-name="Standard" style:list-style-name="L1">
      <style:text-properties officeooo:rsid="000f1591" officeooo:paragraph-rsid="000f1591"/>
    </style:style>
    <style:style style:name="P8" style:family="paragraph" style:parent-style-name="Standard" style:list-style-name="L2">
      <style:text-properties style:font-name="DejaVu Serif" officeooo:rsid="000f2be0" officeooo:paragraph-rsid="000f2be0" style:font-name-asian="DejaVu Sans Mono" style:font-name-complex="DejaVu Sans Mono"/>
    </style:style>
    <style:style style:name="P9" style:family="paragraph" style:parent-style-name="Standard" style:list-style-name="L2">
      <style:text-properties style:font-name="DejaVu Serif" officeooo:rsid="000fa0df" officeooo:paragraph-rsid="000fa0df" style:font-name-asian="DejaVu Sans Mono" style:font-name-complex="DejaVu Sans Mono"/>
    </style:style>
    <style:style style:name="P10" style:family="paragraph" style:parent-style-name="Standard" style:list-style-name="L3"/>
    <style:style style:name="P11" style:family="paragraph" style:parent-style-name="Heading_20_1">
      <style:text-properties fo:font-size="12pt" style:font-size-asian="12pt" style:font-size-complex="12pt"/>
    </style:style>
    <style:style style:name="P12" style:family="paragraph" style:parent-style-name="Header">
      <style:text-properties style:font-name="DejaVu Serif" style:text-underline-style="solid" style:text-underline-width="auto" style:text-underline-color="font-color" officeooo:rsid="00056d49" officeooo:paragraph-rsid="00056d49"/>
    </style:style>
    <style:style style:name="T1" style:family="text">
      <style:text-properties style:font-name="DejaVu Serif"/>
    </style:style>
    <style:style style:name="T2" style:family="text">
      <style:text-properties style:font-name="DejaVu Serif" style:font-name-asian="DejaVu Sans Mono" style:font-name-complex="DejaVu Sans Mono"/>
    </style:style>
    <style:style style:name="T3" style:family="text">
      <style:text-properties style:font-name="DejaVu Serif" officeooo:rsid="000f1591" style:font-name-asian="DejaVu Sans Mono" style:font-name-complex="DejaVu Sans Mono"/>
    </style:style>
    <style:style style:name="T4" style:family="text">
      <style:text-properties style:font-name="DejaVu Serif" officeooo:rsid="000f2be0" style:font-name-asian="DejaVu Sans Mono" style:font-name-complex="DejaVu Sans Mono"/>
    </style:style>
    <style:style style:name="T5" style:family="text">
      <style:text-properties style:font-name="DejaVu Serif" officeooo:rsid="000fa0df" style:font-name-asian="DejaVu Sans Mono" style:font-name-complex="DejaVu Sans Mono"/>
    </style:style>
    <style:style style:name="T6" style:family="text">
      <style:text-properties officeooo:rsid="00118494"/>
    </style:style>
    <style:style style:name="T7" style:family="text">
      <style:text-properties officeooo:rsid="0012a0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ineering with Computers</text:p>
      <text:p text:style-name="P1"/>
      <text:h text:style-name="P11" text:outline-level="1">Communication</text:h>
      <text:list xml:id="list3960410453" text:style-name="L1">
        <text:list-item>
          <text:p text:style-name="P4">Use Tux Paint to create an “Engineering Communication” of your choice.</text:p>
          <text:list>
            <text:list-item>
              <text:p text:style-name="P3"><text:span text:style-name="T1">Open Tux Paint using: Applications </text:span><text:span text:style-name="T2">→ Graphics → Tux Paint</text:span></text:p>
            </text:list-item>
            <text:list-item>
              <text:p text:style-name="P7"><text:span text:style-name="T3">I</text:span><text:span text:style-name="T2">f Tux Paint opens with a picture already loaded, click the “New” icon on the left-hand side to start a new picture; </text:span><text:span text:style-name="T4">double-click the color you want to use for your background.</text:span></text:p>
            </text:list-item>
          </text:list>
        </text:list-item>
        <text:list-item>
          <text:p text:style-name="P7"><text:span text:style-name="T3">I</text:span><text:span text:style-name="T2">f you have extra time you can also explore more advance programs like GIMP Image Editor, Inkscape and LibreCAD</text:span></text:p>
        </text:list-item>
      </text:list>
      <text:h text:style-name="P11" text:outline-level="1">Design/Simulation</text:h>
      <text:list xml:id="list1670813485" text:style-name="L2">
        <text:list-item>
          <text:p text:style-name="P5">Explore physics simulations with Numpty Physics. See how many levels you can complete.</text:p>
          <text:list>
            <text:list-item>
              <text:p text:style-name="P5">Open Numpty Physics using: <text:span text:style-name="T1">Applications </text:span><text:span text:style-name="T2">→ Games → Numpty Physics</text:span></text:p>
            </text:list-item>
            <text:list-item>
              <text:p text:style-name="P8">Press ‘M’ at any time to get the game Menu. You may click Help here to get more information.</text:p>
            </text:list-item>
            <text:list-item>
              <text:p text:style-name="P8">To restart a level press ‘R’</text:p>
            </text:list-item>
            <text:list-item>
              <text:p text:style-name="P8">To Pause/Resume simulation press the Spacebar</text:p>
            </text:list-item>
            <text:list-item>
              <text:p text:style-name="P8">If you start on a level that’s too advanced, press the left arrow key to back up to an earl<text:span text:style-name="T7">ier</text:span> level.</text:p>
            </text:list-item>
          </text:list>
        </text:list-item>
        <text:list-item>
          <text:p text:style-name="P8">Explore simulation programming in Scratch</text:p>
          <text:list>
            <text:list-item>
              <text:p text:style-name="P5"><text:span text:style-name="T2">Open </text:span><text:span text:style-name="T4">Scratch</text:span><text:span text:style-name="T2"> using: Applications → </text:span><text:span text:style-name="T4">Programming </text:span><text:span text:style-name="T2">→ </text:span><text:span text:style-name="T4">Scratch</text:span></text:p>
            </text:list-item>
            <text:list-item>
              <text:p text:style-name="P8">Try opening and running the simulation example programs</text:p>
              <text:list>
                <text:list-item>
                  <text:p text:style-name="P6"><text:span text:style-name="T5">File</text:span><text:span text:style-name="T2"> → </text:span><text:span text:style-name="T5">Open</text:span><text:span text:style-name="T4"> </text:span><text:span text:style-name="T2">→ </text:span><text:span text:style-name="T5">Examples </text:span><text:span text:style-name="T2">→ </text:span><text:span text:style-name="T5">Simulations</text:span></text:p>
                </text:list-item>
                <text:list-item>
                  <text:p text:style-name="P9">Run programs by clicking the Green flag</text:p>
                </text:list-item>
                <text:list-item>
                  <text:p text:style-name="P9">Stop programs by clicking the Red octagon</text:p>
                </text:list-item>
              </text:list>
            </text:list-item>
          </text:list>
        </text:list-item>
      </text:list>
      <text:h text:style-name="P11" text:outline-level="1">Automation</text:h>
      <text:list xml:id="list3656745740" text:style-name="L3">
        <text:list-item>
          <text:p text:style-name="P10">Write your own Scratch programs to demonstrate automation</text:p>
          <text:list>
            <text:list-item>
              <text:p text:style-name="P10"><text:span text:style-name="T6">C</text:span>ount to 100 by 5's</text:p>
            </text:list-item>
            <text:list-item>
              <text:p text:style-name="P10"><text:span text:style-name="T6">C</text:span>ount almost to 100 but not past by 6's</text:p>
            </text:list-item>
            <text:list-item>
              <text:p text:style-name="P10">Slow down the count so it's readable</text:p>
            </text:list-item>
            <text:list-item>
              <text:p text:style-name="P10">Draw a square</text:p>
            </text:list-item>
            <text:list-item>
              <text:p text:style-name="P10">Draw a triangle, circle, spira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1" svg:font-family="'DejaVu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erif" style:text-underline-style="solid" style:text-underline-width="auto" style:text-underline-color="font-color" officeooo:rsid="00056d49" officeooo:paragraph-rsid="00056d4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2:52:39.745797113</meta:creation-date>
    <meta:generator>LibreOffice/5.4.2.2.0$Linux_X86_64 LibreOffice_project/40m0$Build-2</meta:generator>
    <dc:date>2017-10-24T07:53:39.358314927</dc:date>
    <meta:editing-duration>PT1H48M1S</meta:editing-duration>
    <meta:editing-cycles>11</meta:editing-cycles>
    <meta:document-statistic meta:table-count="0" meta:image-count="0" meta:object-count="0" meta:page-count="1" meta:paragraph-count="26" meta:word-count="254" meta:character-count="1381" meta:non-whitespace-character-count="1175"/>
  </office:meta>
</office:document-meta>
</file>